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45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Weather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時刻</text:p>
          </table:table-cell>
          <table:table-cell office:value-type="string">
            <text:p>Drybulb temperature</text:p>
          </table:table-cell>
          <table:table-cell office:value-type="string">
            <text:p>Humidity ratio</text:p>
          </table:table-cell>
          <table:table-cell office:value-type="string">
            <text:p>Nocturnal radiation [W/m2]</text:p>
          </table:table-cell>
          <table:table-cell office:value-type="string">
            <text:p>Direct normal radiation [W/m2]</text:p>
          </table:table-cell>
          <table:table-cell office:value-type="string">
            <text:p>Diffuse horizontal radiation [W/m2]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Weather.N14" table:end-x="0.282cm" table:end-y="0.352cm" draw:z-index="0" draw:style-name="gr1" svg:width="15cm" svg:height="6cm" svg:x="1.089cm" svg:y="0.278cm">
              <draw:object draw:notify-on-update-of-ranges="Weather.A2:Weather.A25 Weather.B1:Weather.B1 Weather.B2:Weather.B25 Weather.C1:Weather.C1 Weather.C2:Weather.C2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24.1">
            <text:p>24.1</text:p>
          </table:table-cell>
          <table:table-cell table:style-name="ce2" office:value-type="float" office:value="0.0136">
            <text:p>0.013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24.1">
            <text:p>24.1</text:p>
          </table:table-cell>
          <table:table-cell table:style-name="ce2" office:value-type="float" office:value="0.0134">
            <text:p>0.013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24.2">
            <text:p>24.2</text:p>
          </table:table-cell>
          <table:table-cell table:style-name="ce2" office:value-type="float" office:value="0.0133">
            <text:p>0.01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24.3">
            <text:p>24.3</text:p>
          </table:table-cell>
          <table:table-cell table:style-name="ce2" office:value-type="float" office:value="0.0131">
            <text:p>0.013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24.4">
            <text:p>24.4</text:p>
          </table:table-cell>
          <table:table-cell table:style-name="ce2" office:value-type="float" office:value="0.0138">
            <text:p>0.0138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25.1">
            <text:p>25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0M00S">
            <text:p>8:00</text:p>
          </table:table-cell>
          <table:table-cell office:value-type="float" office:value="26.1">
            <text:p>26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0M00S">
            <text:p>9:00</text:p>
          </table:table-cell>
          <table:table-cell office:value-type="float" office:value="27.1">
            <text:p>27.1</text:p>
          </table:table-cell>
          <table:table-cell table:style-name="ce2" office:value-type="float" office:value="0.014">
            <text:p>0.0140</text:p>
          </table:table-cell>
          <table:table-cell office:value-type="float" office:value="25">
            <text:p>25</text:p>
          </table:table-cell>
          <table:table-cell office:value-type="float" office:value="369">
            <text:p>369</text:p>
          </table:table-cell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office:value-type="float" office:value="28.8">
            <text:p>28.8</text:p>
          </table:table-cell>
          <table:table-cell table:style-name="ce2" office:value-type="float" office:value="0.0147">
            <text:p>0.0147</text:p>
          </table:table-cell>
          <table:table-cell office:value-type="float" office:value="24">
            <text:p>24</text:p>
          </table:table-cell>
          <table:table-cell office:value-type="float" office:value="427">
            <text:p>427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office:value-type="float" office:value="29.9">
            <text:p>29.9</text:p>
          </table:table-cell>
          <table:table-cell table:style-name="ce2" office:value-type="float" office:value="0.0149">
            <text:p>0.0149</text:p>
          </table:table-cell>
          <table:table-cell office:value-type="float" office:value="24">
            <text:p>24</text:p>
          </table:table-cell>
          <table:table-cell office:value-type="float" office:value="499">
            <text:p>499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office:value-type="float" office:value="30.7">
            <text:p>30.7</text:p>
          </table:table-cell>
          <table:table-cell table:style-name="ce2" office:value-type="float" office:value="0.0142">
            <text:p>0.0142</text:p>
          </table:table-cell>
          <table:table-cell office:value-type="float" office:value="24">
            <text:p>24</text:p>
          </table:table-cell>
          <table:table-cell office:value-type="float" office:value="557">
            <text:p>557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office:value-type="float" office:value="31.2">
            <text:p>31.2</text:p>
          </table:table-cell>
          <table:table-cell table:style-name="ce2" office:value-type="float" office:value="0.0146">
            <text:p>0.0146</text:p>
          </table:table-cell>
          <table:table-cell office:value-type="float" office:value="23">
            <text:p>23</text:p>
          </table:table-cell>
          <table:table-cell office:value-type="float" office:value="522">
            <text:p>522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office:value-type="float" office:value="31.6">
            <text:p>31.6</text:p>
          </table:table-cell>
          <table:table-cell table:style-name="ce2" office:value-type="float" office:value="0.014">
            <text:p>0.0140</text:p>
          </table:table-cell>
          <table:table-cell office:value-type="float" office:value="24">
            <text:p>24</text:p>
          </table:table-cell>
          <table:table-cell office:value-type="float" office:value="517">
            <text:p>517</text:p>
          </table:table-cell>
          <table:table-cell office:value-type="float" office:value="319">
            <text:p>319</text:p>
          </table:table-cell>
          <table:table-cell/>
          <table:table-cell>
            <draw:frame table:end-cell-address="Weather.O28" table:end-x="0.244cm" table:end-y="0.105cm" draw:z-index="1" draw:style-name="gr1" svg:width="16cm" svg:height="6cm" svg:x="0.051cm" svg:y="0.03cm">
              <draw:object draw:notify-on-update-of-ranges="Weather.A2:Weather.A25 Weather.E1:Weather.E1 Weather.E2:Weather.E25 Weather.F1:Weather.F1 Weather.F2:Weather.F25 Weather.D1:Weather.D1 Weather.D2:Weather.D2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office:value-type="float" office:value="31.4">
            <text:p>31.4</text:p>
          </table:table-cell>
          <table:table-cell table:style-name="ce2" office:value-type="float" office:value="0.0145">
            <text:p>0.0145</text:p>
          </table:table-cell>
          <table:table-cell office:value-type="float" office:value="24">
            <text:p>24</text:p>
          </table:table-cell>
          <table:table-cell office:value-type="float" office:value="480">
            <text:p>480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office:value-type="float" office:value="31.3">
            <text:p>31.3</text:p>
          </table:table-cell>
          <table:table-cell table:style-name="ce2" office:value-type="float" office:value="0.0144">
            <text:p>0.0144</text:p>
          </table:table-cell>
          <table:table-cell office:value-type="float" office:value="24">
            <text:p>24</text:p>
          </table:table-cell>
          <table:table-cell office:value-type="float" office:value="398">
            <text:p>39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office:value-type="float" office:value="30.8">
            <text:p>30.8</text:p>
          </table:table-cell>
          <table:table-cell table:style-name="ce2" office:value-type="float" office:value="0.0146">
            <text:p>0.0146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office:value-type="float" office:value="29.4">
            <text:p>29.4</text:p>
          </table:table-cell>
          <table:table-cell table:style-name="ce2" office:value-type="float" office:value="0.0142">
            <text:p>0.0142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office:value-type="float" office:value="28.1">
            <text:p>28.1</text:p>
          </table:table-cell>
          <table:table-cell table:style-name="ce2" office:value-type="float" office:value="0.0136">
            <text:p>0.013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27.5">
            <text:p>27.5</text:p>
          </table:table-cell>
          <table:table-cell table:style-name="ce2" office:value-type="float" office:value="0.0136">
            <text:p>0.013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27.1">
            <text:p>27.1</text:p>
          </table:table-cell>
          <table:table-cell table:style-name="ce2" office:value-type="float" office:value="0.0135">
            <text:p>0.013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26.6">
            <text:p>26.6</text:p>
          </table:table-cell>
          <table:table-cell table:style-name="ce2" office:value-type="float" office:value="0.0136">
            <text:p>0.013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26.3">
            <text:p>26.3</text:p>
          </table:table-cell>
          <table:table-cell table:style-name="ce2" office:value-type="float" office:value="0.014">
            <text:p>0.014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65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one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West perimeter</text:p>
          </table:table-cell>
          <table:table-cell office:value-type="string">
            <text:p><text:s/>West interior</text:p>
          </table:table-cell>
          <table:table-cell office:value-type="string">
            <text:p><text:s/>East perimeter</text:p>
          </table:table-cell>
          <table:table-cell office:value-type="string">
            <text:p><text:s/>East interior</text:p>
          </table:table-cell>
          <table:table-cell office:value-type="string">
            <text:p>West perimeter</text:p>
          </table:table-cell>
          <table:table-cell office:value-type="string">
            <text:p><text:s/>West interior</text:p>
          </table:table-cell>
          <table:table-cell office:value-type="string">
            <text:p><text:s/>East perimeter</text:p>
          </table:table-cell>
          <table:table-cell office:value-type="string">
            <text:p><text:s/>East interior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table:number-columns-repeated="2"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1.1">
            <text:p>31.1</text:p>
          </table:table-cell>
          <table:table-cell office:value-type="float" office:value="31.3">
            <text:p>31.3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1">
            <text:p>31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9">
            <text:p>30.9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8">
            <text:p>30.8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7">
            <text:p>30.7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8">
            <text:p>30.8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32">
            <text:p>1432</text:p>
          </table:table-cell>
          <table:table-cell office:value-type="float" office:value="1731">
            <text:p>1731</text:p>
          </table:table-cell>
          <table:table-cell office:value-type="float" office:value="1288">
            <text:p>1288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06">
            <text:p>1406</text:p>
          </table:table-cell>
          <table:table-cell office:value-type="float" office:value="1573">
            <text:p>1573</text:p>
          </table:table-cell>
          <table:table-cell office:value-type="float" office:value="1169">
            <text:p>1169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03">
            <text:p>1503</text:p>
          </table:table-cell>
          <table:table-cell office:value-type="float" office:value="1550">
            <text:p>1550</text:p>
          </table:table-cell>
          <table:table-cell office:value-type="float" office:value="1159">
            <text:p>1159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99">
            <text:p>1599</text:p>
          </table:table-cell>
          <table:table-cell office:value-type="float" office:value="1544">
            <text:p>1544</text:p>
          </table:table-cell>
          <table:table-cell office:value-type="float" office:value="1162">
            <text:p>1162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92">
            <text:p>1692</text:p>
          </table:table-cell>
          <table:table-cell office:value-type="float" office:value="1553">
            <text:p>1553</text:p>
          </table:table-cell>
          <table:table-cell office:value-type="float" office:value="1175">
            <text:p>1175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74">
            <text:p>1774</text:p>
          </table:table-cell>
          <table:table-cell office:value-type="float" office:value="1575">
            <text:p>1575</text:p>
          </table:table-cell>
          <table:table-cell office:value-type="float" office:value="1194">
            <text:p>1194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2">
            <text:p>1842</text:p>
          </table:table-cell>
          <table:table-cell office:value-type="float" office:value="1605">
            <text:p>1605</text:p>
          </table:table-cell>
          <table:table-cell office:value-type="float" office:value="1216">
            <text:p>1216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71">
            <text:p>1871</text:p>
          </table:table-cell>
          <table:table-cell office:value-type="float" office:value="1636">
            <text:p>1636</text:p>
          </table:table-cell>
          <table:table-cell office:value-type="float" office:value="1236">
            <text:p>1236</text:p>
          </table:table-cell>
          <table:table-cell office:value-type="float" office:value="1808">
            <text:p>1808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86">
            <text:p>1886</text:p>
          </table:table-cell>
          <table:table-cell office:value-type="float" office:value="1663">
            <text:p>1663</text:p>
          </table:table-cell>
          <table:table-cell office:value-type="float" office:value="1250">
            <text:p>1250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66">
            <text:p>1866</text:p>
          </table:table-cell>
          <table:table-cell office:value-type="float" office:value="1679">
            <text:p>1679</text:p>
          </table:table-cell>
          <table:table-cell office:value-type="float" office:value="1256">
            <text:p>1256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89">
            <text:p>1789</text:p>
          </table:table-cell>
          <table:table-cell office:value-type="float" office:value="1681">
            <text:p>1681</text:p>
          </table:table-cell>
          <table:table-cell office:value-type="float" office:value="1252">
            <text:p>1252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97">
            <text:p>1697</text:p>
          </table:table-cell>
          <table:table-cell office:value-type="float" office:value="1667">
            <text:p>1667</text:p>
          </table:table-cell>
          <table:table-cell office:value-type="float" office:value="1240">
            <text:p>1240</text:p>
          </table:table-cell>
          <table:table-cell office:value-type="float" office:value="1805">
            <text:p>1805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6">
            <text:p>31.6</text:p>
          </table:table-cell>
          <table:table-cell office:value-type="float" office:value="30.8">
            <text:p>30.8</text:p>
          </table:table-cell>
          <table:table-cell office:value-type="float" office:value="30.9">
            <text:p>30.9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9">
            <text:p>31.9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8">
            <text:p>31.8</text:p>
          </table:table-cell>
          <table:table-cell office:value-type="float" office:value="31.3">
            <text:p>31.3</text:p>
          </table:table-cell>
          <table:table-cell office:value-type="float" office:value="31.5">
            <text:p>31.5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Zone.J38" table:end-x="1.451cm" table:end-y="0.37cm" draw:z-index="0" draw:style-name="gr1" svg:width="15cm" svg:height="6cm" svg:x="0cm" svg:y="0.295cm">
              <draw:object draw:notify-on-update-of-ranges="MultiRoom.A2:MultiRoom.A25 MultiRoom.B1:MultiRoom.B1 MultiRoom.B2:MultiRoom.B25 MultiRoom.C1:MultiRoom.C1 MultiRoom.C2:MultiRoom.C25 MultiRoom.D1:MultiRoom.D1 MultiRoom.D2:MultiRoom.D25 MultiRoom.E1:MultiRoom.E1 MultiRoom.E2:MultiRoom.E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Zone.J53" table:end-x="1.451cm" table:end-y="0.407cm" draw:z-index="1" draw:style-name="gr1" svg:width="15cm" svg:height="6cm" svg:x="0cm" svg:y="0.332cm">
              <draw:object draw:notify-on-update-of-ranges="MultiRoom.A2:MultiRoom.A25 MultiRoom.F1:MultiRoom.F1 MultiRoom.F2:MultiRoom.F25 MultiRoom.G1:MultiRoom.G1 MultiRoom.G2:MultiRoom.G25 MultiRoom.H1:MultiRoom.H1 MultiRoom.H2:MultiRoom.H25 MultiRoom.I1:MultiRoom.I1 MultiRoom.I2:MultiRoom.I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ultiRoom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West perimeter</text:p>
          </table:table-cell>
          <table:table-cell office:value-type="string">
            <text:p><text:s/>West interior</text:p>
          </table:table-cell>
          <table:table-cell office:value-type="string">
            <text:p><text:s/>East perimeter</text:p>
          </table:table-cell>
          <table:table-cell office:value-type="string">
            <text:p><text:s/>East interior</text:p>
          </table:table-cell>
          <table:table-cell office:value-type="string">
            <text:p>West perimeter</text:p>
          </table:table-cell>
          <table:table-cell office:value-type="string">
            <text:p><text:s/>West interior</text:p>
          </table:table-cell>
          <table:table-cell office:value-type="string">
            <text:p><text:s/>East perimeter</text:p>
          </table:table-cell>
          <table:table-cell office:value-type="string">
            <text:p><text:s/>East interior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31.2">
            <text:p>31.2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.1">
            <text:p>31.1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1">
            <text:p>31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0.9">
            <text:p>30.9</text:p>
          </table:table-cell>
          <table:table-cell office:value-type="float" office:value="31.6">
            <text:p>31.6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8">
            <text:p>30.8</text:p>
          </table:table-cell>
          <table:table-cell office:value-type="float" office:value="31.5">
            <text:p>31.5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7">
            <text:p>30.7</text:p>
          </table:table-cell>
          <table:table-cell office:value-type="float" office:value="31.4">
            <text:p>31.4</text:p>
          </table:table-cell>
          <table:table-cell office:value-type="float" office:value="31.2">
            <text:p>31.2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7">
            <text:p>30.7</text:p>
          </table:table-cell>
          <table:table-cell office:value-type="float" office:value="31.3">
            <text:p>31.3</text:p>
          </table:table-cell>
          <table:table-cell office:value-type="float" office:value="31.2">
            <text:p>31.2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8">
            <text:p>30.8</text:p>
          </table:table-cell>
          <table:table-cell office:value-type="float" office:value="31.3">
            <text:p>31.3</text:p>
          </table:table-cell>
          <table:table-cell office:value-type="float" office:value="31.1">
            <text:p>31.1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39">
            <text:p>1439</text:p>
          </table:table-cell>
          <table:table-cell office:value-type="float" office:value="1800">
            <text:p>1800</text:p>
          </table:table-cell>
          <table:table-cell office:value-type="float" office:value="1273">
            <text:p>1273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19">
            <text:p>1419</text:p>
          </table:table-cell>
          <table:table-cell office:value-type="float" office:value="1660">
            <text:p>1660</text:p>
          </table:table-cell>
          <table:table-cell office:value-type="float" office:value="1174">
            <text:p>1174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16">
            <text:p>1516</text:p>
          </table:table-cell>
          <table:table-cell office:value-type="float" office:value="1648">
            <text:p>1648</text:p>
          </table:table-cell>
          <table:table-cell office:value-type="float" office:value="1164">
            <text:p>1164</text:p>
          </table:table-cell>
          <table:table-cell office:value-type="float" office:value="1710">
            <text:p>1710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08">
            <text:p>1608</text:p>
          </table:table-cell>
          <table:table-cell office:value-type="float" office:value="1657">
            <text:p>1657</text:p>
          </table:table-cell>
          <table:table-cell office:value-type="float" office:value="1167">
            <text:p>1167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93">
            <text:p>1693</text:p>
          </table:table-cell>
          <table:table-cell office:value-type="float" office:value="1683">
            <text:p>1683</text:p>
          </table:table-cell>
          <table:table-cell office:value-type="float" office:value="1180">
            <text:p>1180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63">
            <text:p>1763</text:p>
          </table:table-cell>
          <table:table-cell office:value-type="float" office:value="1721">
            <text:p>1721</text:p>
          </table:table-cell>
          <table:table-cell office:value-type="float" office:value="1199">
            <text:p>1199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19">
            <text:p>1819</text:p>
          </table:table-cell>
          <table:table-cell office:value-type="float" office:value="1763">
            <text:p>1763</text:p>
          </table:table-cell>
          <table:table-cell office:value-type="float" office:value="1220">
            <text:p>1220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35">
            <text:p>1835</text:p>
          </table:table-cell>
          <table:table-cell office:value-type="float" office:value="1803">
            <text:p>1803</text:p>
          </table:table-cell>
          <table:table-cell office:value-type="float" office:value="1239">
            <text:p>1239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39">
            <text:p>1839</text:p>
          </table:table-cell>
          <table:table-cell office:value-type="float" office:value="1833">
            <text:p>1833</text:p>
          </table:table-cell>
          <table:table-cell office:value-type="float" office:value="1252">
            <text:p>1252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12">
            <text:p>1812</text:p>
          </table:table-cell>
          <table:table-cell office:value-type="float" office:value="1848">
            <text:p>1848</text:p>
          </table:table-cell>
          <table:table-cell office:value-type="float" office:value="1258">
            <text:p>1258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31">
            <text:p>1731</text:p>
          </table:table-cell>
          <table:table-cell office:value-type="float" office:value="1846">
            <text:p>1846</text:p>
          </table:table-cell>
          <table:table-cell office:value-type="float" office:value="1254">
            <text:p>1254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37">
            <text:p>1637</text:p>
          </table:table-cell>
          <table:table-cell office:value-type="float" office:value="1823">
            <text:p>1823</text:p>
          </table:table-cell>
          <table:table-cell office:value-type="float" office:value="1241">
            <text:p>1241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0.9">
            <text:p>30.9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7">
            <text:p>31.7</text:p>
          </table:table-cell>
          <table:table-cell office:value-type="float" office:value="31.6">
            <text:p>31.6</text:p>
          </table:table-cell>
          <table:table-cell office:value-type="float" office:value="31.3">
            <text:p>31.3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6">
            <text:p>31.6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6">
            <text:p>31.6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MultiRoom.J38" table:end-x="1.451cm" table:end-y="0.37cm" draw:z-index="0" draw:style-name="gr1" svg:width="15cm" svg:height="6cm" svg:x="0cm" svg:y="0.295cm">
              <draw:object draw:notify-on-update-of-ranges="MultiRoom.A2:MultiRoom.A25 MultiRoom.B1:MultiRoom.B1 MultiRoom.B2:MultiRoom.B25 MultiRoom.C1:MultiRoom.C1 MultiRoom.C2:MultiRoom.C25 MultiRoom.D1:MultiRoom.D1 MultiRoom.D2:MultiRoom.D25 MultiRoom.E1:MultiRoom.E1 MultiRoom.E2:MultiRoom.E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MultiRoom.J53" table:end-x="1.451cm" table:end-y="0.407cm" draw:z-index="1" draw:style-name="gr1" svg:width="15cm" svg:height="6cm" svg:x="0cm" svg:y="0.332cm">
              <draw:object draw:notify-on-update-of-ranges="MultiRoom.A2:MultiRoom.A25 MultiRoom.F1:MultiRoom.F1 MultiRoom.F2:MultiRoom.F25 MultiRoom.G1:MultiRoom.G1 MultiRoom.G2:MultiRoom.G25 MultiRoom.H1:MultiRoom.H1 MultiRoom.H2:MultiRoom.H25 MultiRoom.I1:MultiRoom.I1 MultiRoom.I2:MultiRoom.I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4" number:min-integer-digits="1"/>
    </number:number-style>
    <number:number-style style:name="N146">
      <number:number number:decimal-places="1" number:min-integer-digits="1"/>
    </number:number-style>
    <number:number-style style:name="N147P0" style:volatile="true">
      <number:text>\</number:text>
      <number:number number:decimal-places="0" number:min-integer-digits="1" number:grouping="true"/>
    </number:number-style>
    <number:number-style style:name="N147">
      <number:text>\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\</number:text>
      <number:number number:decimal-places="0" number:min-integer-digits="1" number:grouping="true"/>
    </number:number-style>
    <number:number-style style:name="N148">
      <style:text-properties fo:color="#ff0000"/>
      <number:text>\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\</number:text>
      <number:number number:decimal-places="2" number:min-integer-digits="1" number:grouping="true"/>
    </number:number-style>
    <number:number-style style:name="N149">
      <number:text>\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\</number:text>
      <number:number number:decimal-places="2" number:min-integer-digits="1" number:grouping="true"/>
    </number:number-style>
    <number:number-style style:name="N150">
      <style:text-properties fo:color="#ff0000"/>
      <number:text>\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 </number:text>
      <number:number number:decimal-places="0" number:min-integer-digits="1" number:grouping="true"/>
      <number:text> </number:text>
    </number:number-style>
    <number:number-style style:name="N155P1" style:volatile="true">
      <number:text> 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\</number:text>
      <number:number number:decimal-places="0" number:min-integer-digits="1" number:grouping="true"/>
      <number:text> </number:text>
    </number:number-style>
    <number:number-style style:name="N156P1" style:volatile="true">
      <number:text> \-</number:text>
      <number:number number:decimal-places="0" number:min-integer-digits="1" number:grouping="true"/>
      <number:text> </number:text>
    </number:number-style>
    <number:number-style style:name="N156P2" style:volatile="true">
      <number:text> \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\</number:text>
      <number:number number:decimal-places="2" number:min-integer-digits="1" number:grouping="true"/>
      <number:text> </number:text>
    </number:number-style>
    <number:number-style style:name="N158P1" style:volatile="true">
      <number:text> \-</number:text>
      <number:number number:decimal-places="2" number:min-integer-digits="1" number:grouping="true"/>
      <number:text> </number:text>
    </number:number-style>
    <number:number-style style:name="N158P2" style:volatile="true">
      <number:text> \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number:date-style style:name="N512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3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31" number:language="ja" number:country="JP">
      <number:month/>
      <number:text>/</number:text>
      <number:day/>
      <number:text>/</number:text>
      <number:year/>
    </number:date-style>
    <number:date-style style:name="N513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33" number:language="ja" number:country="JP">
      <number:hours/>
      <number:text>時</number:text>
      <number:minutes number:style="long"/>
      <number:text>分</number:text>
    </number:time-style>
    <number:time-style style:name="N5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5" number:language="ja" number:country="JP">
      <number:year number:style="long"/>
      <number:text>年</number:text>
      <number:month/>
      <number:text>月</number:text>
    </number:date-style>
    <number:date-style style:name="N5136" number:language="ja" number:country="JP">
      <number:month/>
      <number:text>月</number:text>
      <number:day/>
      <number:text>日</number:text>
    </number:date-style>
    <number:number-style style:name="N5137P0" style:volatile="true" number:language="ja" number:country="JP">
      <number:text>¥</number:text>
      <number:number number:decimal-places="0" number:min-integer-digits="1" number:grouping="true"/>
    </number:number-style>
    <number:number-style style:name="N5137" number:language="ja" number:country="JP">
      <number:text>-¥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text>¥</number:text>
      <number:number number:decimal-places="0" number:min-integer-digits="1" number:grouping="true"/>
    </number:number-style>
    <number:number-style style:name="N513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8P0"/>
    </number:number-style>
    <number:number-style style:name="N5139P0" style:volatile="true" number:language="ja" number:country="JP">
      <number:text>¥</number:text>
      <number:number number:decimal-places="2" number:min-integer-digits="1" number:grouping="true"/>
    </number:number-style>
    <number:number-style style:name="N5139" number:language="ja" number:country="JP">
      <number:text>-¥</number:text>
      <number:number number:decimal-places="2" number:min-integer-digits="1" number:grouping="true"/>
      <style:map style:condition="value()&gt;=0" style:apply-style-name="N5139P0"/>
    </number:number-style>
    <number:number-style style:name="N5140P0" style:volatile="true" number:language="ja" number:country="JP">
      <number:text>¥</number:text>
      <number:number number:decimal-places="2" number:min-integer-digits="1" number:grouping="true"/>
    </number:number-style>
    <number:number-style style:name="N514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40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8">2010/05/08</text:date>, <text:time>15:2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室の温湿度変動テスト1" style:display-name="PageStyle_室の温湿度変動テス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1" style:display-name="PageStyle_室の温湿度変動テスト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2" style:display-name="PageStyle_室の温湿度変動テスト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" style:display-name="PageStyle_室の温湿度変動テスト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1" style:display-name="PageStyle_室の温湿度変動テスト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2" style:display-name="PageStyle_室の温湿度変動テスト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3" style:display-name="PageStyle_室の温湿度変動テスト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4" style:display-name="PageStyle_室の温湿度変動テスト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5" style:display-name="PageStyle_室の温湿度変動テスト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irStateAndHeatLoadTest1" style:display-name="PageStyle_AirStateAndHeatLoadTes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irStateAndHeatLoadTest1_20_1" style:display-name="PageStyle_AirStateAndHeatLoadTes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irStateAndHeatLoadTest2" style:display-name="PageStyle_AirStateAndHeatLoadTes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irStateAndHeatLoadTest2_20_1" style:display-name="PageStyle_AirStateAndHeatLoadTest2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irStateAndHeatLoadTest2_20_2" style:display-name="PageStyle_AirStateAndHeatLoadTest2 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 t</meta:initial-creator>
    <meta:editing-duration>PT08H21M43S</meta:editing-duration>
    <meta:editing-cycles>7</meta:editing-cycles>
    <meta:generator>OpenOffice.org/3.2$Win32 OpenOffice.org_project/320m12$Build-9483</meta:generator>
    <dc:date>2010-05-08T15:22:58.10</dc:date>
    <meta:document-statistic meta:table-count="3" meta:cell-count="5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5cm" svg:stroke-color="#0099ff" draw:fill-color="#0099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chart:class="chart:line" chart:style-name="ch1">
        <chart:legend chart:legend-position="top" svg:x="2.812cm" svg:y="0.12cm" chart:style-name="ch2"/>
        <chart:plot-area chart:style-name="ch3" table:cell-range-address="MultiRoom.A1:MultiRoom.E25" chart:data-source-has-labels="both" svg:x="0.236cm" svg:y="0.601cm" svg:width="14.52cm" svg:height="5.273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01cm" svg:y="4.709cm" chart:style-name="ch6">
              <text:p>Drybulb temperature[C]</text:p>
            </chart:title>
            <chart:grid chart:style-name="ch7" chart:class="major"/>
          </chart:axis>
          <chart:series chart:style-name="ch8" chart:values-cell-range-address="MultiRoom.B2:MultiRoom.B25" chart:label-cell-address="MultiRoom.B1:MultiRoom.B1" chart:class="chart:line">
            <chart:data-point chart:repeated="24"/>
          </chart:series>
          <chart:series chart:style-name="ch9" chart:values-cell-range-address="MultiRoom.C2:MultiRoom.C25" chart:label-cell-address="MultiRoom.C1:MultiRoom.C1" chart:class="chart:line">
            <chart:data-point chart:repeated="24"/>
          </chart:series>
          <chart:series chart:style-name="ch10" chart:values-cell-range-address="MultiRoom.D2:MultiRoom.D25" chart:label-cell-address="MultiRoom.D1:MultiRoom.D1" chart:class="chart:line">
            <chart:data-point chart:repeated="24"/>
          </chart:series>
          <chart:series chart:style-name="ch11" chart:values-cell-range-address="MultiRoom.E2:MultiRoom.E25" chart:label-cell-address="MultiRoom.E1:MultiRoom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B1:MultiRoom.B1">West perimeter</text:p>
              </table:table-cell>
              <table:table-cell office:value-type="string">
                <text:p text:id="MultiRoom.C1:MultiRoom.C1"> West interior</text:p>
              </table:table-cell>
              <table:table-cell office:value-type="string">
                <text:p text:id="MultiRoom.D1:MultiRoom.D1"> East perimeter</text:p>
              </table:table-cell>
              <table:table-cell office:value-type="string">
                <text:p text:id="MultiRoom.E1:MultiRoom.E1"> East interior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31.4">
                <text:p text:id="MultiRoom.B2:MultiRoom.B25">31.4</text:p>
              </table:table-cell>
              <table:table-cell office:value-type="float" office:value="31.4">
                <text:p text:id="MultiRoom.C2:MultiRoom.C25">31.4</text:p>
              </table:table-cell>
              <table:table-cell office:value-type="float" office:value="31.5">
                <text:p text:id="MultiRoom.D2:MultiRoom.D25">31.5</text:p>
              </table:table-cell>
              <table:table-cell office:value-type="float" office:value="31.8">
                <text:p text:id="MultiRoom.E2:MultiRoom.E25">31.8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.2">
                <text:p>31.2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1.1">
                <text:p>31.1</text:p>
              </table:table-cell>
              <table:table-cell office:value-type="float" office:value="31.3">
                <text:p>31.3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1">
                <text:p>31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8">
                <text:p>30.8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7">
                <text:p>30.7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8">
                <text:p>30.8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6">
                <text:p>31.6</text:p>
              </table:table-cell>
              <table:table-cell office:value-type="float" office:value="30.8">
                <text:p>30.8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9">
                <text:p>31.9</text:p>
              </table:table-cell>
              <table:table-cell office:value-type="float" office:value="31.2">
                <text:p>31.2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8">
                <text:p>31.8</text:p>
              </table:table-cell>
              <table:table-cell office:value-type="float" office:value="31.3">
                <text:p>31.3</text:p>
              </table:table-cell>
              <table:table-cell office:value-type="float" office:value="31.5">
                <text:p>31.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7">
                <text:p>31.7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5cm" svg:stroke-color="#0099ff" draw:fill-color="#0099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chart:class="chart:line" chart:style-name="ch1">
        <chart:legend chart:legend-position="top" svg:x="2.812cm" svg:y="0.12cm" chart:style-name="ch2"/>
        <chart:plot-area chart:style-name="ch3" table:cell-range-address="MultiRoom.A2:MultiRoom.A25 MultiRoom.F1:MultiRoom.I25" chart:data-source-has-labels="both" svg:x="-0.047cm" svg:y="0.602cm" svg:width="14.805cm" svg:height="5.275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01cm" svg:y="4.733cm" chart:style-name="ch6">
              <text:p>Sensible heat load[W]</text:p>
            </chart:title>
            <chart:grid chart:style-name="ch7" chart:class="major"/>
          </chart:axis>
          <chart:series chart:style-name="ch8" chart:values-cell-range-address="MultiRoom.F2:MultiRoom.F25" chart:label-cell-address="MultiRoom.F1:MultiRoom.F1" chart:class="chart:line">
            <chart:data-point chart:repeated="24"/>
          </chart:series>
          <chart:series chart:style-name="ch9" chart:values-cell-range-address="MultiRoom.G2:MultiRoom.G25" chart:label-cell-address="MultiRoom.G1:MultiRoom.G1" chart:class="chart:line">
            <chart:data-point chart:repeated="24"/>
          </chart:series>
          <chart:series chart:style-name="ch10" chart:values-cell-range-address="MultiRoom.H2:MultiRoom.H25" chart:label-cell-address="MultiRoom.H1:MultiRoom.H1" chart:class="chart:line">
            <chart:data-point chart:repeated="24"/>
          </chart:series>
          <chart:series chart:style-name="ch11" chart:values-cell-range-address="MultiRoom.I2:MultiRoom.I25" chart:label-cell-address="MultiRoom.I1:MultiRoom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F1:MultiRoom.F1">West perimeter</text:p>
              </table:table-cell>
              <table:table-cell office:value-type="string">
                <text:p text:id="MultiRoom.G1:MultiRoom.G1"> West interior</text:p>
              </table:table-cell>
              <table:table-cell office:value-type="string">
                <text:p text:id="MultiRoom.H1:MultiRoom.H1"> East perimeter</text:p>
              </table:table-cell>
              <table:table-cell office:value-type="string">
                <text:p text:id="MultiRoom.I1:MultiRoom.I1"> East interior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0">
                <text:p text:id="MultiRoom.F2:MultiRoom.F25">0</text:p>
              </table:table-cell>
              <table:table-cell office:value-type="float" office:value="0">
                <text:p text:id="MultiRoom.G2:MultiRoom.G25">0</text:p>
              </table:table-cell>
              <table:table-cell office:value-type="float" office:value="0">
                <text:p text:id="MultiRoom.H2:MultiRoom.H25">0</text:p>
              </table:table-cell>
              <table:table-cell office:value-type="float" office:value="0">
                <text:p text:id="MultiRoom.I2:MultiRoom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32">
                <text:p>1432</text:p>
              </table:table-cell>
              <table:table-cell office:value-type="float" office:value="1731">
                <text:p>1731</text:p>
              </table:table-cell>
              <table:table-cell office:value-type="float" office:value="1288">
                <text:p>1288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406">
                <text:p>1406</text:p>
              </table:table-cell>
              <table:table-cell office:value-type="float" office:value="1573">
                <text:p>1573</text:p>
              </table:table-cell>
              <table:table-cell office:value-type="float" office:value="1169">
                <text:p>1169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503">
                <text:p>1503</text:p>
              </table:table-cell>
              <table:table-cell office:value-type="float" office:value="1550">
                <text:p>1550</text:p>
              </table:table-cell>
              <table:table-cell office:value-type="float" office:value="1159">
                <text:p>1159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599">
                <text:p>1599</text:p>
              </table:table-cell>
              <table:table-cell office:value-type="float" office:value="1544">
                <text:p>1544</text:p>
              </table:table-cell>
              <table:table-cell office:value-type="float" office:value="1162">
                <text:p>1162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692">
                <text:p>1692</text:p>
              </table:table-cell>
              <table:table-cell office:value-type="float" office:value="1553">
                <text:p>1553</text:p>
              </table:table-cell>
              <table:table-cell office:value-type="float" office:value="1175">
                <text:p>1175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74">
                <text:p>1774</text:p>
              </table:table-cell>
              <table:table-cell office:value-type="float" office:value="1575">
                <text:p>1575</text:p>
              </table:table-cell>
              <table:table-cell office:value-type="float" office:value="1194">
                <text:p>1194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42">
                <text:p>1842</text:p>
              </table:table-cell>
              <table:table-cell office:value-type="float" office:value="1605">
                <text:p>1605</text:p>
              </table:table-cell>
              <table:table-cell office:value-type="float" office:value="1216">
                <text:p>1216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71">
                <text:p>1871</text:p>
              </table:table-cell>
              <table:table-cell office:value-type="float" office:value="1636">
                <text:p>1636</text:p>
              </table:table-cell>
              <table:table-cell office:value-type="float" office:value="1236">
                <text:p>123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86">
                <text:p>1886</text:p>
              </table:table-cell>
              <table:table-cell office:value-type="float" office:value="1663">
                <text:p>1663</text:p>
              </table:table-cell>
              <table:table-cell office:value-type="float" office:value="1250">
                <text:p>125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66">
                <text:p>1866</text:p>
              </table:table-cell>
              <table:table-cell office:value-type="float" office:value="1679">
                <text:p>1679</text:p>
              </table:table-cell>
              <table:table-cell office:value-type="float" office:value="1256">
                <text:p>1256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89">
                <text:p>1789</text:p>
              </table:table-cell>
              <table:table-cell office:value-type="float" office:value="1681">
                <text:p>1681</text:p>
              </table:table-cell>
              <table:table-cell office:value-type="float" office:value="1252">
                <text:p>1252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97">
                <text:p>1697</text:p>
              </table:table-cell>
              <table:table-cell office:value-type="float" office:value="1667">
                <text:p>1667</text:p>
              </table:table-cell>
              <table:table-cell office:value-type="float" office:value="1240">
                <text:p>124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5cm" svg:stroke-color="#0099ff" draw:fill-color="#0099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chart:class="chart:line" chart:style-name="ch1">
        <chart:legend chart:legend-position="top" svg:x="2.812cm" svg:y="0.12cm" chart:style-name="ch2"/>
        <chart:plot-area chart:style-name="ch3" table:cell-range-address="MultiRoom.A1:MultiRoom.E25" chart:data-source-has-labels="both" svg:x="0.236cm" svg:y="0.601cm" svg:width="14.52cm" svg:height="5.273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cm" svg:y="4.71cm" chart:style-name="ch6">
              <text:p>Drybulb temperature[C]</text:p>
            </chart:title>
            <chart:grid chart:style-name="ch7" chart:class="major"/>
          </chart:axis>
          <chart:series chart:style-name="ch8" chart:values-cell-range-address="MultiRoom.B2:MultiRoom.B25" chart:label-cell-address="MultiRoom.B1:MultiRoom.B1" chart:class="chart:line">
            <chart:data-point chart:repeated="24"/>
          </chart:series>
          <chart:series chart:style-name="ch9" chart:values-cell-range-address="MultiRoom.C2:MultiRoom.C25" chart:label-cell-address="MultiRoom.C1:MultiRoom.C1" chart:class="chart:line">
            <chart:data-point chart:repeated="24"/>
          </chart:series>
          <chart:series chart:style-name="ch10" chart:values-cell-range-address="MultiRoom.D2:MultiRoom.D25" chart:label-cell-address="MultiRoom.D1:MultiRoom.D1" chart:class="chart:line">
            <chart:data-point chart:repeated="24"/>
          </chart:series>
          <chart:series chart:style-name="ch11" chart:values-cell-range-address="MultiRoom.E2:MultiRoom.E25" chart:label-cell-address="MultiRoom.E1:MultiRoom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B1:MultiRoom.B1">West perimeter</text:p>
              </table:table-cell>
              <table:table-cell office:value-type="string">
                <text:p text:id="MultiRoom.C1:MultiRoom.C1"> West interior</text:p>
              </table:table-cell>
              <table:table-cell office:value-type="string">
                <text:p text:id="MultiRoom.D1:MultiRoom.D1"> East perimeter</text:p>
              </table:table-cell>
              <table:table-cell office:value-type="string">
                <text:p text:id="MultiRoom.E1:MultiRoom.E1"> East interior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31.2">
                <text:p text:id="MultiRoom.B2:MultiRoom.B25">31.2</text:p>
              </table:table-cell>
              <table:table-cell office:value-type="float" office:value="31.7">
                <text:p text:id="MultiRoom.C2:MultiRoom.C25">31.7</text:p>
              </table:table-cell>
              <table:table-cell office:value-type="float" office:value="31.4">
                <text:p text:id="MultiRoom.D2:MultiRoom.D25">31.4</text:p>
              </table:table-cell>
              <table:table-cell office:value-type="float" office:value="31.7">
                <text:p text:id="MultiRoom.E2:MultiRoom.E25">31.7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.1">
                <text:p>31.1</text:p>
              </table:table-cell>
              <table:table-cell office:value-type="float" office:value="31.7">
                <text:p>31.7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1">
                <text:p>31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0.9">
                <text:p>30.9</text:p>
              </table:table-cell>
              <table:table-cell office:value-type="float" office:value="31.6">
                <text:p>31.6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8">
                <text:p>30.8</text:p>
              </table:table-cell>
              <table:table-cell office:value-type="float" office:value="31.5">
                <text:p>31.5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7">
                <text:p>30.7</text:p>
              </table:table-cell>
              <table:table-cell office:value-type="float" office:value="31.4">
                <text:p>31.4</text:p>
              </table:table-cell>
              <table:table-cell office:value-type="float" office:value="31.2">
                <text:p>31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7">
                <text:p>30.7</text:p>
              </table:table-cell>
              <table:table-cell office:value-type="float" office:value="31.3">
                <text:p>31.3</text:p>
              </table:table-cell>
              <table:table-cell office:value-type="float" office:value="31.2">
                <text:p>31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8">
                <text:p>30.8</text:p>
              </table:table-cell>
              <table:table-cell office:value-type="float" office:value="31.3">
                <text:p>31.3</text:p>
              </table:table-cell>
              <table:table-cell office:value-type="float" office:value="31.1">
                <text:p>31.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7">
                <text:p>31.7</text:p>
              </table:table-cell>
              <table:table-cell office:value-type="float" office:value="31.6">
                <text:p>31.6</text:p>
              </table:table-cell>
              <table:table-cell office:value-type="float" office:value="31.3">
                <text:p>31.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6">
                <text:p>31.6</text:p>
              </table:table-cell>
              <table:table-cell office:value-type="float" office:value="31.7">
                <text:p>31.7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6">
                <text:p>31.6</text:p>
              </table:table-cell>
              <table:table-cell office:value-type="float" office:value="31.7">
                <text:p>31.7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5cm" svg:stroke-color="#0099ff" draw:fill-color="#0099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chart:class="chart:line" chart:style-name="ch1">
        <chart:legend chart:legend-position="top" svg:x="2.812cm" svg:y="0.12cm" chart:style-name="ch2"/>
        <chart:plot-area chart:style-name="ch3" table:cell-range-address="MultiRoom.A2:MultiRoom.A25 MultiRoom.F1:MultiRoom.I25" chart:data-source-has-labels="both" svg:x="-0.047cm" svg:y="0.602cm" svg:width="14.805cm" svg:height="5.275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cm" svg:y="4.733cm" chart:style-name="ch6">
              <text:p>Sensible heat load[W]</text:p>
            </chart:title>
            <chart:grid chart:style-name="ch7" chart:class="major"/>
          </chart:axis>
          <chart:series chart:style-name="ch8" chart:values-cell-range-address="MultiRoom.F2:MultiRoom.F25" chart:label-cell-address="MultiRoom.F1:MultiRoom.F1" chart:class="chart:line">
            <chart:data-point chart:repeated="24"/>
          </chart:series>
          <chart:series chart:style-name="ch9" chart:values-cell-range-address="MultiRoom.G2:MultiRoom.G25" chart:label-cell-address="MultiRoom.G1:MultiRoom.G1" chart:class="chart:line">
            <chart:data-point chart:repeated="24"/>
          </chart:series>
          <chart:series chart:style-name="ch10" chart:values-cell-range-address="MultiRoom.H2:MultiRoom.H25" chart:label-cell-address="MultiRoom.H1:MultiRoom.H1" chart:class="chart:line">
            <chart:data-point chart:repeated="24"/>
          </chart:series>
          <chart:series chart:style-name="ch11" chart:values-cell-range-address="MultiRoom.I2:MultiRoom.I25" chart:label-cell-address="MultiRoom.I1:MultiRoom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F1:MultiRoom.F1">West perimeter</text:p>
              </table:table-cell>
              <table:table-cell office:value-type="string">
                <text:p text:id="MultiRoom.G1:MultiRoom.G1"> West interior</text:p>
              </table:table-cell>
              <table:table-cell office:value-type="string">
                <text:p text:id="MultiRoom.H1:MultiRoom.H1"> East perimeter</text:p>
              </table:table-cell>
              <table:table-cell office:value-type="string">
                <text:p text:id="MultiRoom.I1:MultiRoom.I1"> East interior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0">
                <text:p text:id="MultiRoom.F2:MultiRoom.F25">0</text:p>
              </table:table-cell>
              <table:table-cell office:value-type="float" office:value="0">
                <text:p text:id="MultiRoom.G2:MultiRoom.G25">0</text:p>
              </table:table-cell>
              <table:table-cell office:value-type="float" office:value="0">
                <text:p text:id="MultiRoom.H2:MultiRoom.H25">0</text:p>
              </table:table-cell>
              <table:table-cell office:value-type="float" office:value="0">
                <text:p text:id="MultiRoom.I2:MultiRoom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39">
                <text:p>1439</text:p>
              </table:table-cell>
              <table:table-cell office:value-type="float" office:value="1800">
                <text:p>1800</text:p>
              </table:table-cell>
              <table:table-cell office:value-type="float" office:value="1273">
                <text:p>1273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419">
                <text:p>1419</text:p>
              </table:table-cell>
              <table:table-cell office:value-type="float" office:value="1660">
                <text:p>1660</text:p>
              </table:table-cell>
              <table:table-cell office:value-type="float" office:value="1174">
                <text:p>1174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516">
                <text:p>1516</text:p>
              </table:table-cell>
              <table:table-cell office:value-type="float" office:value="1648">
                <text:p>1648</text:p>
              </table:table-cell>
              <table:table-cell office:value-type="float" office:value="1164">
                <text:p>1164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608">
                <text:p>1608</text:p>
              </table:table-cell>
              <table:table-cell office:value-type="float" office:value="1657">
                <text:p>1657</text:p>
              </table:table-cell>
              <table:table-cell office:value-type="float" office:value="1167">
                <text:p>116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693">
                <text:p>1693</text:p>
              </table:table-cell>
              <table:table-cell office:value-type="float" office:value="1683">
                <text:p>1683</text:p>
              </table:table-cell>
              <table:table-cell office:value-type="float" office:value="1180">
                <text:p>118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63">
                <text:p>1763</text:p>
              </table:table-cell>
              <table:table-cell office:value-type="float" office:value="1721">
                <text:p>1721</text:p>
              </table:table-cell>
              <table:table-cell office:value-type="float" office:value="1199">
                <text:p>119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19">
                <text:p>1819</text:p>
              </table:table-cell>
              <table:table-cell office:value-type="float" office:value="1763">
                <text:p>1763</text:p>
              </table:table-cell>
              <table:table-cell office:value-type="float" office:value="1220">
                <text:p>1220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35">
                <text:p>1835</text:p>
              </table:table-cell>
              <table:table-cell office:value-type="float" office:value="1803">
                <text:p>1803</text:p>
              </table:table-cell>
              <table:table-cell office:value-type="float" office:value="1239">
                <text:p>1239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39">
                <text:p>1839</text:p>
              </table:table-cell>
              <table:table-cell office:value-type="float" office:value="1833">
                <text:p>1833</text:p>
              </table:table-cell>
              <table:table-cell office:value-type="float" office:value="1252">
                <text:p>1252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12">
                <text:p>1812</text:p>
              </table:table-cell>
              <table:table-cell office:value-type="float" office:value="1848">
                <text:p>1848</text:p>
              </table:table-cell>
              <table:table-cell office:value-type="float" office:value="1258">
                <text:p>125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31">
                <text:p>1731</text:p>
              </table:table-cell>
              <table:table-cell office:value-type="float" office:value="1846">
                <text:p>1846</text:p>
              </table:table-cell>
              <table:table-cell office:value-type="float" office:value="1254">
                <text:p>125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37">
                <text:p>1637</text:p>
              </table:table-cell>
              <table:table-cell office:value-type="float" office:value="1823">
                <text:p>1823</text:p>
              </table:table-cell>
              <table:table-cell office:value-type="float" office:value="1241">
                <text:p>1241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5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2" chart:maximum="34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145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0" style:family="chart" style:data-style-name="N145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6.001cm" xlink:href=".." chart:class="chart:line" chart:style-name="ch1">
        <chart:legend chart:legend-position="top" svg:x="4.764cm" svg:y="0.12cm" chart:style-name="ch2"/>
        <chart:plot-area chart:style-name="ch3" table:cell-range-address="Weather.A1:Weather.C25" chart:data-source-has-labels="both" svg:x="-0.044cm" svg:y="0.765cm" svg:width="15.129cm" svg:height="5.112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22cm" svg:y="4.687cm" chart:style-name="ch6">
              <text:p>Drybulb temperature [C]</text:p>
            </chart:title>
            <chart:grid chart:style-name="ch7" chart:class="major"/>
          </chart:axis>
          <chart:axis chart:dimension="y" chart:name="secondary-y" chart:style-name="ch8">
            <chart:title svg:x="14.484cm" svg:y="4.769cm" chart:style-name="ch6">
              <text:p>Humidity ratio [kg/kg(DA)]</text:p>
            </chart:title>
          </chart:axis>
          <chart:series chart:attached-axis="primary-y" chart:style-name="ch9" chart:values-cell-range-address="Weather.B2:Weather.B25" chart:label-cell-address="Weather.B1:Weather.B1" chart:class="chart:line">
            <chart:data-point chart:repeated="24"/>
          </chart:series>
          <chart:series chart:attached-axis="secondary-y" chart:style-name="ch10" chart:values-cell-range-address="Weather.C2:Weather.C25" chart:label-cell-address="Weather.C1:Weather.C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B1:Weather.B1">Drybulb temperature</text:p>
              </table:table-cell>
              <table:table-cell office:value-type="string">
                <text:p text:id="Weather.C1:Weather.C1">Humidity ratio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24.2">
                <text:p text:id="Weather.B2:Weather.B25">24.2</text:p>
              </table:table-cell>
              <table:table-cell office:value-type="float" office:value="0.0134">
                <text:p text:id="Weather.C2:Weather.C25">0.0134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24.1">
                <text:p>24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24.1">
                <text:p>24.1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24.2">
                <text:p>24.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24.3">
                <text:p>24.3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4.2">
                <text:p>24.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4.4">
                <text:p>24.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5.1">
                <text:p>25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.1">
                <text:p>26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7.1">
                <text:p>27.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8.8">
                <text:p>28.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9.9">
                <text:p>29.9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0.7">
                <text:p>30.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31.2">
                <text:p>31.2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31.6">
                <text:p>31.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31.4">
                <text:p>31.4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1.3">
                <text:p>31.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30.8">
                <text:p>30.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9.4">
                <text:p>29.4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8.1">
                <text:p>28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7.5">
                <text:p>27.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27.1">
                <text:p>27.1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26.6">
                <text:p>26.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26.3">
                <text:p>26.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2_20_Dots_20_3_20_Dashes" svg:stroke-width="0.05cm" svg:stroke-color="#008000" draw:fill-color="#008000"/>
      <style:text-properties fo:font-size="6pt" style:font-size-asian="6pt" style:font-size-complex="6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6.001cm" xlink:href=".." chart:class="chart:line" chart:style-name="ch1">
        <chart:legend chart:legend-position="top" svg:x="2.921cm" svg:y="0cm" chart:style-name="ch2"/>
        <chart:plot-area chart:style-name="ch3" table:cell-range-address="Weather.A2:Weather.A25 Weather.D1:Weather.F25" chart:data-source-has-labels="both" svg:x="-0.051cm" svg:y="0.887cm" svg:width="16.051cm" svg:height="5.111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14cm" svg:y="4.55cm" chart:style-name="ch6">
              <text:p>Solar radiation[W/m2]</text:p>
            </chart:title>
            <chart:grid chart:style-name="ch7" chart:class="major"/>
          </chart:axis>
          <chart:axis chart:dimension="y" chart:name="secondary-y" chart:style-name="ch8">
            <chart:title svg:x="15.465cm" svg:y="4.896cm" chart:style-name="ch6">
              <text:p>Nocturnal radiation[W/m2]</text:p>
            </chart:title>
          </chart:axis>
          <chart:series chart:attached-axis="primary-y" chart:style-name="ch9" chart:values-cell-range-address="Weather.E2:Weather.E25" chart:label-cell-address="Weather.E1:Weather.E1" chart:class="chart:line">
            <chart:data-point chart:repeated="24"/>
          </chart:series>
          <chart:series chart:attached-axis="primary-y" chart:style-name="ch10" chart:values-cell-range-address="Weather.F2:Weather.F25" chart:label-cell-address="Weather.F1:Weather.F1" chart:class="chart:line">
            <chart:data-point chart:repeated="24"/>
          </chart:series>
          <chart:series chart:attached-axis="secondary-y" chart:style-name="ch11" chart:values-cell-range-address="Weather.D2:Weather.D25" chart:label-cell-address="Weather.D1:Weather.D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E1:Weather.E1">Direct normal radiation [W/m2]</text:p>
              </table:table-cell>
              <table:table-cell office:value-type="string">
                <text:p text:id="Weather.F1:Weather.F1">Diffuse horizontal radiation [W/m2]</text:p>
              </table:table-cell>
              <table:table-cell office:value-type="string">
                <text:p text:id="Weather.D1:Weather.D1">Nocturnal radiation [W/m2]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0">
                <text:p text:id="Weather.E2:Weather.E25">0</text:p>
              </table:table-cell>
              <table:table-cell office:value-type="float" office:value="0">
                <text:p text:id="Weather.F2:Weather.F25">0</text:p>
              </table:table-cell>
              <table:table-cell office:value-type="float" office:value="32">
                <text:p text:id="Weather.D2:Weather.D25">32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106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185">
                <text:p>185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02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369">
                <text:p>369</text:p>
              </table:table-cell>
              <table:table-cell office:value-type="float" office:value="259">
                <text:p>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427">
                <text:p>427</text:p>
              </table:table-cell>
              <table:table-cell office:value-type="float" office:value="314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499">
                <text:p>499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557">
                <text:p>557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522">
                <text:p>522</text:p>
              </table:table-cell>
              <table:table-cell office:value-type="float" office:value="349">
                <text:p>3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517">
                <text:p>517</text:p>
              </table:table-cell>
              <table:table-cell office:value-type="float" office:value="319">
                <text:p>3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480">
                <text:p>480</text:p>
              </table:table-cell>
              <table:table-cell office:value-type="float" office:value="277">
                <text:p>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98">
                <text:p>398</text:p>
              </table:table-cell>
              <table:table-cell office:value-type="float" office:value="228">
                <text:p>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42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